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264b" officeooo:paragraph-rsid="000b264b"/>
    </style:style>
    <style:style style:name="P2" style:family="paragraph" style:parent-style-name="Standard">
      <style:text-properties officeooo:rsid="000b264b" officeooo:paragraph-rsid="0011f5cc"/>
    </style:style>
    <style:style style:name="P3" style:family="paragraph" style:parent-style-name="Standard">
      <style:text-properties officeooo:rsid="000c8b0b" officeooo:paragraph-rsid="0011f5cc"/>
    </style:style>
    <style:style style:name="P4" style:family="paragraph" style:parent-style-name="Standard">
      <style:text-properties officeooo:rsid="000b264b" officeooo:paragraph-rsid="000b264b"/>
    </style:style>
    <style:style style:name="P5" style:family="paragraph" style:parent-style-name="Standard">
      <style:text-properties officeooo:rsid="0012fccd" officeooo:paragraph-rsid="0012fccd"/>
    </style:style>
    <style:style style:name="P6" style:family="paragraph" style:parent-style-name="Standard">
      <style:text-properties officeooo:rsid="0012fccd" officeooo:paragraph-rsid="0013882d"/>
    </style:style>
    <style:style style:name="P7" style:family="paragraph" style:parent-style-name="Standard">
      <style:text-properties officeooo:rsid="0012fccd" officeooo:paragraph-rsid="00144e10"/>
    </style:style>
    <style:style style:name="P8" style:family="paragraph" style:parent-style-name="Standard">
      <style:text-properties officeooo:rsid="0012fccd" officeooo:paragraph-rsid="0015c6d1"/>
    </style:style>
    <style:style style:name="P9" style:family="paragraph" style:parent-style-name="Standard">
      <style:text-properties officeooo:rsid="0012fccd" officeooo:paragraph-rsid="0016e216"/>
    </style:style>
    <style:style style:name="P10" style:family="paragraph" style:parent-style-name="Standard">
      <style:text-properties officeooo:rsid="00144e10" officeooo:paragraph-rsid="00144e10"/>
    </style:style>
    <style:style style:name="P11" style:family="paragraph" style:parent-style-name="Standard">
      <style:text-properties officeooo:rsid="0015c6d1" officeooo:paragraph-rsid="0015c6d1"/>
    </style:style>
    <style:style style:name="P12" style:family="paragraph" style:parent-style-name="Standard">
      <style:text-properties officeooo:rsid="00168ad3" officeooo:paragraph-rsid="00168ad3"/>
    </style:style>
    <style:style style:name="T1" style:family="text">
      <style:text-properties officeooo:rsid="000b264b"/>
    </style:style>
    <style:style style:name="T2" style:family="text">
      <style:text-properties officeooo:rsid="000c3275"/>
    </style:style>
    <style:style style:name="T3" style:family="text">
      <style:text-properties officeooo:rsid="001388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3"/><text:span text:style-name="T1">Vowels</text:span></text:p>
      <text:p text:style-name="Standard"/>
      <text:p text:style-name="Standard">elem = input("Enter any statement:")</text:p>
      <text:p text:style-name="Standard">vowels=['a','e','i','o','u']</text:p>
      <text:p text:style-name="Standard">list1=[]</text:p>
      <text:p text:style-name="Standard">for x in elem:</text:p>
      <text:p text:style-name="Standard"><text:s text:c="4"/>if(x in vowels and x not in list1):</text:p>
      <text:p text:style-name="Standard"><text:s text:c="5"/>list1.append(x)</text:p>
      <text:p text:style-name="Standard"><text:s text:c="5"/>print("vowels present in given statement:",list1)</text:p>
      <text:p text:style-name="Standard"><text:s text:c="2"/></text:p>
      <text:p text:style-name="P1"><text:s text:c="2"/></text:p>
      <text:p text:style-name="P1">Output</text:p>
      <text:p text:style-name="P1"/>
      <text:p text:style-name="Standard">Enter any statement:my girl</text:p>
      <text:p text:style-name="Standard">vowels present in given statement: ['i']</text:p>
      <text:p text:style-name="Standard"/>
      <text:p text:style-name="Standard"><text:s text:c="6"/><text:span text:style-name="T1">Square</text:span></text:p>
      <text:p text:style-name="Standard"/>
      <text:p text:style-name="Standard">print("enter the limit:")</text:p>
      <text:p text:style-name="Standard">n=int(input())</text:p>
      <text:p text:style-name="Standard">squares=[i*i for i in range(n)]</text:p>
      <text:p text:style-name="Standard">print("Square of n numbers \n",squares)</text:p>
      <text:p text:style-name="Standard"/>
      <text:p text:style-name="Standard"/>
      <text:p text:style-name="P1">Output</text:p>
      <text:p text:style-name="P1"/>
      <text:p text:style-name="P1">enter the limit:</text:p>
      <text:p text:style-name="P1">5</text:p>
      <text:p text:style-name="P1">Square of n numbers </text:p>
      <text:p text:style-name="P1"><text:s/>[0, 1, 4, 9, 16]</text:p>
      <text:p text:style-name="P1"/>
      <text:p text:style-name="P1"><text:s text:c="2"/><text:span text:style-name="T2">Positive Integers</text:span></text:p>
      <text:p text:style-name="P1"/>
      <text:p text:style-name="P1">numbers=[34.6,-203.4,44.9,68.3,-12.2,44.6,12.7]</text:p>
      <text:p text:style-name="P1">newlist=[n for n in numbers if n&gt;0]</text:p>
      <text:p text:style-name="P1">print(newlist)</text:p>
      <text:p text:style-name="P1"/>
      <text:p text:style-name="P1"><text:s/><text:span text:style-name="T2">Output</text:span></text:p>
      <text:p text:style-name="P1"/>
      <text:p text:style-name="P1">[34.6, 44.9, 68.3, 44.6, 12.7]</text:p>
      <text:p text:style-name="P1"/>
      <text:p text:style-name="P2"><text:s text:c="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Ordinal</text:p>
      <text:p text:style-name="P1"/>
      <text:p text:style-name="P1">list1=['aravind','aparna']</text:p>
      <text:p text:style-name="P1">print("The original list:\n"+str(list1))</text:p>
      <text:p text:style-name="P1">res=[ord(ele) for sub in list1 for ele in sub]</text:p>
      <text:p text:style-name="P1">print("The ASCII list is:\n"+str(res))</text:p>
      <text:p text:style-name="P1"/>
      <text:p text:style-name="P1"/>
      <text:p text:style-name="P1"/>
      <text:p text:style-name="P1"/>
      <text:p text:style-name="P1"/>
      <text:p text:style-name="P1">The original list:</text:p>
      <text:p text:style-name="P1">['aravind', 'aparna']</text:p>
      <text:p text:style-name="P1">The ASCII list is:</text:p>
      <text:p text:style-name="P1">[97, 114, 97, 118, 105, 110, 100, 97, 112, 97, 114, 110, 97]</text:p>
      <text:p text:style-name="P1">&gt;&gt;&gt; </text:p>
      <text:p text:style-name="P1"/>
      <text:p text:style-name="P5"/>
      <text:p text:style-name="P5"/>
      <text:p text:style-name="P5">List of text</text:p>
      <text:p text:style-name="P5"/>
      <text:p text:style-name="P1">line=input("enter the line:")</text:p>
      <text:p text:style-name="P1">counts={}</text:p>
      <text:p text:style-name="P1">sentence=line.split()</text:p>
      <text:p text:style-name="P1">for word in sentence:</text:p>
      <text:p text:style-name="P1"><text:s text:c="7"/>if word in counts:</text:p>
      <text:p text:style-name="P1"><text:s text:c="15"/>counts[word]+=1</text:p>
      <text:p text:style-name="P1"><text:s text:c="7"/>else:</text:p>
      <text:p text:style-name="P1"><text:s text:c="16"/>counts[word]=1</text:p>
      <text:p text:style-name="P1">for k,v in counts.items():</text:p>
      <text:p text:style-name="P1"><text:s text:c="7"/>print(k,v) <text:s text:c="21"/></text:p>
      <text:p text:style-name="P1"/>
      <text:p text:style-name="P5">Output</text:p>
      <text:p text:style-name="P5"/>
      <text:p text:style-name="P5">enter the line:my family is my life</text:p>
      <text:p text:style-name="P5">my 2</text:p>
      <text:p text:style-name="P5">family 1</text:p>
      <text:p text:style-name="P5">is 1</text:p>
      <text:p text:style-name="P5">life 1</text:p>
      <text:p text:style-name="P5"/>
      <text:p text:style-name="P5"><text:s text:c="2"/><text:span text:style-name="T3">Value grater store in over<text:line-break/></text:span></text:p>
      <text:p text:style-name="P5">list=[10,20,50,70,140]</text:p>
      <text:p text:style-name="P5">result=[]</text:p>
      <text:p text:style-name="P5">for i in list:</text:p>
      <text:p text:style-name="P5"><text:s text:c="4"/>if i&gt;100:</text:p>
      <text:p text:style-name="P5"><text:s text:c="8"/>result.append('over')</text:p>
      <text:p text:style-name="P5"><text:s text:c="4"/>else:</text:p>
      <text:p text:style-name="P5"><text:s text:c="8"/>result.append(i)</text:p>
      <text:p text:style-name="P5">print(result)</text:p>
      <text:p text:style-name="P5"/>
      <text:p text:style-name="P6"/>
      <text:p text:style-name="P6"><text:soft-page-break/>Output</text:p>
      <text:p text:style-name="P6"/>
      <text:p text:style-name="P6">[10, 20, 50, 70, 'over']</text:p>
      <text:p text:style-name="P6"/>
      <text:p text:style-name="P10">Store list</text:p>
      <text:p text:style-name="P10"/>
      <text:p text:style-name="P10">Astr=input("enter the string\n")</text:p>
      <text:p text:style-name="P10">char=input("enter the character\n")</text:p>
      <text:p text:style-name="P10">print("Given string:\n",Astr)</text:p>
      <text:p text:style-name="P10">("Given character:\n",char)</text:p>
      <text:p text:style-name="P10">res=0</text:p>
      <text:p text:style-name="P10">for i in range(len(Astr)):</text:p>
      <text:p text:style-name="P10"><text:s/>if(Astr[i]==char):</text:p>
      <text:p text:style-name="P10"><text:s text:c="4"/>res=res+1</text:p>
      <text:p text:style-name="P10"><text:s text:c="4"/>print("Number of time character is present in string:\n",res)</text:p>
      <text:p text:style-name="P10"/>
      <text:p text:style-name="P10"/>
      <text:p text:style-name="P7">Output</text:p>
      <text:p text:style-name="P7"/>
      <text:p text:style-name="P10">enter the string</text:p>
      <text:p text:style-name="P10">banana</text:p>
      <text:p text:style-name="P10">enter the character</text:p>
      <text:p text:style-name="P10">a</text:p>
      <text:p text:style-name="P10">Given string:</text:p>
      <text:p text:style-name="P10"><text:s/>banana</text:p>
      <text:p text:style-name="P10">Number of time character is present in string:</text:p>
      <text:p text:style-name="P10"><text:s/>1</text:p>
      <text:p text:style-name="P10">Number of time character is present in string:</text:p>
      <text:p text:style-name="P10"><text:s/>2</text:p>
      <text:p text:style-name="P10">Number of time character is present in string:</text:p>
      <text:p text:style-name="P10"><text:s/>3</text:p>
      <text:p text:style-name="P10"/>
      <text:p text:style-name="P11">$ replace</text:p>
      <text:p text:style-name="P11"/>
      <text:p text:style-name="P10">str1=input("enter the string:")</text:p>
      <text:p text:style-name="P10">char=str1[0]</text:p>
      <text:p text:style-name="P10">str1=str1.replace(char,'$')</text:p>
      <text:p text:style-name="P10">str1=char+str1[1:]</text:p>
      <text:p text:style-name="P10">print("replaced string:",str1)</text:p>
      <text:p text:style-name="P10"/>
      <text:p text:style-name="P8">Output</text:p>
      <text:p text:style-name="P8"/>
      <text:p text:style-name="P8">enter the string:onion</text:p>
      <text:p text:style-name="P8">replaced string: oni$n</text:p>
      <text:p text:style-name="P8"/>
      <text:p text:style-name="P12">First and last exchange</text:p>
      <text:p text:style-name="P12"/>
      <text:p text:style-name="P12">str1=input("Enter a string:")</text:p>
      <text:p text:style-name="P12">print("string after swapping first and last character:",(str1[-1]+str1[1:-1]+str1[0]))</text:p>
      <text:p text:style-name="P12"/>
      <text:p text:style-name="P12"/>
      <text:p text:style-name="P12"/>
      <text:p text:style-name="P9"><text:soft-page-break/>Output</text:p>
      <text:p text:style-name="P12"/>
      <text:p text:style-name="P12">Enter a string:python</text:p>
      <text:p text:style-name="P12">string after swapping first and last character: nyth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1T14:24:57.909496426</meta:creation-date>
    <dc:date>2021-11-23T10:12:23.306473598</dc:date>
    <meta:editing-duration>PT50M55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4" meta:paragraph-count="106" meta:word-count="296" meta:character-count="2288" meta:non-whitespace-character-count="1934"/>
  </office:meta>
</office:document-meta>
</file>